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ira Code" svg:font-family="'Fira Cod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e58" officeooo:paragraph-rsid="0013fe58"/>
    </style:style>
    <style:style style:name="P2" style:family="paragraph" style:parent-style-name="Standard">
      <style:text-properties fo:font-weight="bold" officeooo:rsid="0013fe58" officeooo:paragraph-rsid="0013fe58" style:font-weight-asian="bold" style:font-weight-complex="bold"/>
    </style:style>
    <style:style style:name="P3" style:family="paragraph" style:parent-style-name="Standard">
      <style:text-properties fo:font-weight="bold" officeooo:rsid="0016c00f" officeooo:paragraph-rsid="0016c00f" style:font-weight-asian="bold" style:font-weight-complex="bold"/>
    </style:style>
    <style:style style:name="P4" style:family="paragraph" style:parent-style-name="Standard" style:list-style-name="L1">
      <style:text-properties fo:font-weight="bold" officeooo:rsid="0016c00f" officeooo:paragraph-rsid="0016c00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3da2"/>
    </style:style>
    <style:style style:name="T3" style:family="text">
      <style:text-properties officeooo:rsid="0018cc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Philip</text:p>
      <text:p text:style-name="P1">HW5 Writeup</text:p>
      <text:p text:style-name="P1"/>
      <text:p text:style-name="P2">Part<text:span text:style-name="T3">s</text:span> A and B:</text:p>
      <text:p text:style-name="P1"/>
      <text:p text:style-name="P1">Camera Calibration Matrix:</text:p>
      <text:p text:style-name="P1">[</text:p>
      <text:p text:style-name="P1"><text:tab/>677.8314979004408, 0, 634.126159838834;</text:p>
      <text:p text:style-name="P1"><text:s/><text:tab/>0, 749.12809513236, 435.5440898907067;</text:p>
      <text:p text:style-name="P1"><text:s/><text:tab/>0, 0, 1</text:p>
      <text:p text:style-name="P1">]</text:p>
      <text:p text:style-name="P1"/>
      <text:p text:style-name="P1">Distortion Coefficients:</text:p>
      <text:p text:style-name="P1">[</text:p>
      <text:p text:style-name="P1"><text:tab/>-0.02087112200027549;</text:p>
      <text:p text:style-name="P1"><text:s/><text:tab/>-0.009277333365257557;</text:p>
      <text:p text:style-name="P1"><text:s/><text:tab/>-0.002929467355813915;</text:p>
      <text:p text:style-name="P1"><text:s/><text:tab/>-0.02464443993840729;</text:p>
      <text:p text:style-name="P1"><text:s/><text:tab/>0.01929826840462267</text:p>
      <text:p text:style-name="P1">]</text:p>
      <text:p text:style-name="P1"/>
      <text:p text:style-name="P1"/>
      <text:p text:style-name="P1"><text:tab/>I first structured the code in such a way that I could iterate over all the given images for the purpose of finding one that worked for finding the corners of the chessboard, and I was pleasantly surprised when the first one I loaded worked. Once the chessboard corners were found, I fed the found corners into cv::cornerSubPix() to refine their locations. These points were then drawn on the image, and the camera matrix and distortion coefficients were retrieved.</text:p>
      <text:p text:style-name="P1"><text:tab/>From there, using the <text:span text:style-name="T2">previously found camera matrix and distortion coefficients, it is easy to create and apply a rectification map for undistortion using cv::initUndistortRectifyMap() in conjunction with cv::getOptimalNewCameraMatrix(). This part was heavily inspired by the official OpenCV tutorial on camera calibration (see sources).</text:span></text:p>
      <text:p text:style-name="P1"><text:tab/><text:span text:style-name="T2">My program takes the first (successful) image in ./IMAGES_02_CALIBRATION/, calculates the camera matrix and distortion coefficients, and then shows the original image, the undistorted image, and a difference image (created using absdiff()).</text:span></text:p>
      <text:p text:style-name="P1"/>
      <text:p text:style-name="P3">Sources</text:p>
      <text:list xml:id="list8639797990149938563" text:style-name="L1">
        <text:list-item>
          <text:p text:style-name="P4"><text:a xlink:type="simple" xlink:href="https://github.com/sourishg/stereo-calibration/blob/master/calib_intrinsic.cpp" text:style-name="Internet_20_link" text:visited-style-name="Visited_20_Internet_20_Link"><text:span text:style-name="T1">https://github.com/sourishg/stereo-calibration/blob/master/calib_intrinsic.cpp</text:span></text:a></text:p>
        </text:list-item>
        <text:list-item>
          <text:p text:style-name="P4"><text:a xlink:type="simple" xlink:href="https://github.com/daviddoria/Examples/blob/master/c%2B%2B/OpenCV/CheckerBoardCalibration/CalibrateAndDisplay.cxx" text:style-name="Internet_20_link" text:visited-style-name="Visited_20_Internet_20_Link"><text:span text:style-name="T1">https://github.com/daviddoria/Examples/blob/master/c%2B%2B/OpenCV/CheckerBoardCalibration/CalibrateAndDisplay.cxx</text:span></text:a></text:p>
        </text:list-item>
        <text:list-item>
          <text:p text:style-name="P4"><text:a xlink:type="simple" xlink:href="https://docs.opencv.org/3.1.0/d4/d94/tutorial_camera_calibration.html" text:style-name="Internet_20_link" text:visited-style-name="Visited_20_Internet_20_Link"><text:span text:style-name="T1">https://docs.opencv.org/3.1.0/d4/d94/tutorial_camera_calibration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ira Code" svg:font-family="'Fira Cod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3:30:18.414961726</meta:creation-date>
    <dc:date>2018-04-30T23:41:53.681630318</dc:date>
    <meta:editing-duration>PT11M3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93" meta:character-count="1609" meta:non-whitespace-character-count="1426"/>
  </office:meta>
</office:document-meta>
</file>